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Mangal1" svg:font-family="Mangal"/>
    <style:font-face style:name="StarSymbol" svg:font-family="StarSymbol"/>
    <style:font-face style:font-family-generic="swiss" style:name="Arial1" svg:font-family="Arial"/>
    <style:font-face style:font-family-generic="modern" style:font-pitch="fixed" style:name="Courier New" svg:font-family="'Courier New'"/>
    <style:font-face style:font-family-generic="roman" style:font-pitch="variable" style:name="Arial2" svg:font-family="Arial"/>
    <style:font-face style:font-family-generic="roman" style:font-pitch="variable" style:name="Tahoma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3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system" style:font-pitch="variable" style:name="Tahoma1" svg:font-family="Tahoma"/>
  </office:font-face-decls>
  <office:automatic-styles>
    <style:style style:family="table" style:name="Tabelle4">
      <style:table-properties style:width="10.799cm" table:align="margins"/>
    </style:style>
    <style:style style:family="table-column" style:name="Tabelle4.A">
      <style:table-column-properties style:column-width="1.561cm" style:rel-column-width="9473*"/>
    </style:style>
    <style:style style:family="table-column" style:name="Tabelle4.B">
      <style:table-column-properties style:column-width="9.237cm" style:rel-column-width="56062*"/>
    </style:style>
    <style:style style:family="table-cell" style:name="Tabelle4.A1">
      <style:table-cell-properties fo:border="none" fo:padding="0.097cm"/>
    </style:style>
    <style:style style:family="table" style:name="Tabelle3">
      <style:table-properties fo:margin-left="0cm" style:width="11.271cm" table:align="left"/>
    </style:style>
    <style:style style:family="table-column" style:name="Tabelle3.A">
      <style:table-column-properties style:column-width="7.382cm"/>
    </style:style>
    <style:style style:family="table-column" style:name="Tabelle3.B">
      <style:table-column-properties style:column-width="1.693cm"/>
    </style:style>
    <style:style style:family="table-column" style:name="Tabelle3.C">
      <style:table-column-properties style:column-width="2.196cm"/>
    </style:style>
    <style:style style:family="table-cell" style:name="Tabelle3.A1">
      <style:table-cell-properties fo:border="none" fo:padding="0.097cm"/>
    </style:style>
    <style:style style:family="table" style:name="Tabelle1">
      <style:table-properties style:width="10.799cm" table:align="margins"/>
    </style:style>
    <style:style style:family="table-column" style:name="Tabelle1.A">
      <style:table-column-properties style:column-width="0.847cm" style:rel-column-width="5138*"/>
    </style:style>
    <style:style style:family="table-column" style:name="Tabelle1.B">
      <style:table-column-properties style:column-width="0.556cm" style:rel-column-width="3372*"/>
    </style:style>
    <style:style style:family="table-column" style:name="Tabelle1.C">
      <style:table-column-properties style:column-width="9.396cm" style:rel-column-width="57025*"/>
    </style:style>
    <style:style style:family="table-cell" style:name="Tabelle1.A1">
      <style:table-cell-properties fo:border="none" fo:padding="0.097cm"/>
    </style:style>
    <style:style style:family="table" style:name="Tabelle2">
      <style:table-properties style:width="10.799cm" table:align="margins"/>
    </style:style>
    <style:style style:family="table-column" style:name="Tabelle2.A">
      <style:table-column-properties style:column-width="1.111cm" style:rel-column-width="6744*"/>
    </style:style>
    <style:style style:family="table-column" style:name="Tabelle2.B">
      <style:table-column-properties style:column-width="1.429cm" style:rel-column-width="8670*"/>
    </style:style>
    <style:style style:family="table-column" style:name="Tabelle2.C">
      <style:table-column-properties style:column-width="1.614cm" style:rel-column-width="9794*"/>
    </style:style>
    <style:style style:family="table-column" style:name="Tabelle2.D">
      <style:table-column-properties style:column-width="2.011cm" style:rel-column-width="12203*"/>
    </style:style>
    <style:style style:family="table-column" style:name="Tabelle2.E">
      <style:table-column-properties style:column-width="2.247cm" style:rel-column-width="13637*"/>
    </style:style>
    <style:style style:family="table-column" style:name="Tabelle2.F">
      <style:table-column-properties style:column-width="2.387cm" style:rel-column-width="14487*"/>
    </style:style>
    <style:style style:family="table-cell" style:name="Tabelle2.A1">
      <style:table-cell-properties fo:border="none" fo:padding="0.097cm"/>
    </style:style>
    <style:style style:family="table" style:name="Tabelle5">
      <style:table-properties style:width="10.799cm" table:align="margins"/>
    </style:style>
    <style:style style:family="table-column" style:name="Tabelle5.A">
      <style:table-column-properties style:column-width="0.847cm" style:rel-column-width="5138*"/>
    </style:style>
    <style:style style:family="table-column" style:name="Tabelle5.B">
      <style:table-column-properties style:column-width="0.556cm" style:rel-column-width="3372*"/>
    </style:style>
    <style:style style:family="table-column" style:name="Tabelle5.C">
      <style:table-column-properties style:column-width="9.396cm" style:rel-column-width="57025*"/>
    </style:style>
    <style:style style:family="table-cell" style:name="Tabelle5.A1">
      <style:table-cell-properties fo:border="none" fo:padding="0.097cm"/>
    </style:style>
    <style:style style:family="paragraph" style:name="P1" style:parent-style-name="Standard">
      <style:paragraph-properties fo:background-color="#ffffff" fo:text-align="center" style:justify-single-word="false">
        <style:tab-stops>
          <style:tab-stop style:position="6.562cm"/>
        </style:tab-stops>
        <style:background-image/>
      </style:paragraph-properties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2" style:parent-style-name="Standard">
      <style:paragraph-properties fo:background-color="#ffffff" fo:text-align="start" style:justify-single-word="false">
        <style:tab-stops>
          <style:tab-stop style:position="5.9cm"/>
        </style:tab-stops>
        <style:background-image/>
      </style:paragraph-properties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3" style:parent-style-name="Standard">
      <style:paragraph-properties fo:background-color="#ffffff" fo:text-align="center" style:justify-single-word="false">
        <style:tab-stops>
          <style:tab-stop style:position="6.562cm"/>
        </style:tab-stops>
        <style:background-image/>
      </style:paragraph-properties>
      <style:text-properties fo:font-size="10pt" style:font-name="Arial" style:font-size-asian="10pt" style:font-size-complex="10pt"/>
    </style:style>
    <style:style style:family="paragraph" style:name="P4" style:parent-style-name="Standard">
      <style:paragraph-properties fo:background-color="#ffffff" fo:text-align="center" style:justify-single-word="false">
        <style:tab-stops>
          <style:tab-stop style:position="7.25cm"/>
        </style:tab-stops>
        <style:background-image/>
      </style:paragraph-properties>
      <style:text-properties fo:font-size="10pt" style:font-name="Arial" style:font-size-asian="10pt" style:font-size-complex="10pt"/>
    </style:style>
    <style:style style:family="paragraph" style:name="P5" style:parent-style-name="Standard">
      <style:paragraph-properties fo:background-color="#ffffff" fo:text-align="start" style:justify-single-word="false">
        <style:background-image/>
      </style:paragraph-properties>
      <style:text-properties fo:font-size="10pt" style:font-name="Arial" style:font-size-asian="10pt" style:font-size-complex="10pt"/>
    </style:style>
    <style:style style:family="paragraph" style:name="P6" style:parent-style-name="Standard">
      <style:paragraph-properties fo:background-color="#ffffff" fo:text-align="start" style:justify-single-word="false">
        <style:tab-stops>
          <style:tab-stop style:position="5.9cm"/>
        </style:tab-stops>
        <style:background-image/>
      </style:paragraph-properties>
      <style:text-properties fo:font-size="10pt" style:font-name="Arial" style:font-size-asian="10pt" style:font-size-complex="10pt"/>
    </style:style>
    <style:style style:family="paragraph" style:name="P7" style:parent-style-name="Standard">
      <style:paragraph-properties fo:background-color="#ffffff" fo:text-align="start" style:justify-single-word="false">
        <style:tab-stops>
          <style:tab-stop style:position="6.562cm"/>
        </style:tab-stops>
        <style:background-image/>
      </style:paragraph-properties>
      <style:text-properties fo:font-size="10pt" style:font-name="Arial" style:font-size-asian="10pt" style:font-size-complex="10pt"/>
    </style:style>
    <style:style style:family="paragraph" style:name="P8" style:parent-style-name="Standard">
      <style:paragraph-properties fo:background-color="#ffffff" fo:text-align="center" style:justify-single-word="false">
        <style:tab-stops>
          <style:tab-stop style:position="7.276cm"/>
        </style:tab-stops>
        <style:background-image/>
      </style:paragraph-properties>
      <style:text-properties fo:font-size="10pt" fo:font-weight="normal" style:font-name="Arial" style:font-size-asian="10pt" style:font-size-complex="10pt" style:font-weight-asian="normal" style:font-weight-complex="normal"/>
    </style:style>
    <style:style style:family="paragraph" style:name="P9" style:parent-style-name="Standard">
      <style:paragraph-properties fo:background-color="#ffffff" fo:text-align="start" style:justify-single-word="false">
        <style:background-image/>
      </style:paragraph-properties>
      <style:text-properties fo:font-size="10pt" fo:font-style="italic" style:font-name="Arial" style:font-size-asian="10pt" style:font-size-complex="10pt" style:font-style-asian="italic" style:font-style-complex="italic"/>
    </style:style>
    <style:style style:family="paragraph" style:name="P10" style:parent-style-name="Standard">
      <style:paragraph-properties fo:background-color="#ffffff" fo:text-align="end" style:justify-single-word="false">
        <style:background-image/>
      </style:paragraph-properties>
      <style:text-properties fo:font-size="10pt" fo:font-style="italic" style:font-name="Arial" style:font-size-asian="10pt" style:font-size-complex="10pt" style:font-style-asian="italic" style:font-style-complex="italic"/>
    </style:style>
    <style:style style:family="paragraph" style:name="P11" style:parent-style-name="Standard">
      <style:paragraph-properties fo:background-color="#ffffff" fo:text-align="start" style:justify-single-word="false">
        <style:background-image/>
      </style:paragraph-properties>
      <style:text-properties fo:font-size="10pt" fo:font-style="italic" fo:font-weight="normal" style:font-name="Arial" style:font-size-asian="10pt" style:font-size-complex="10pt" style:font-style-asian="italic" style:font-style-complex="italic" style:font-weight-asian="normal" style:font-weight-complex="normal"/>
    </style:style>
    <style:style style:family="paragraph" style:name="P12" style:parent-style-name="Standard">
      <style:paragraph-properties fo:background-color="#ffffff" fo:text-align="center" style:justify-single-word="false">
        <style:tab-stops>
          <style:tab-stop style:position="7.276cm"/>
        </style:tab-stops>
        <style:background-image/>
      </style:paragraph-properties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3" style:parent-style-name="Standard">
      <style:paragraph-properties fo:background-color="#ffffff" fo:text-align="start" style:justify-single-word="false">
        <style:background-image/>
      </style:paragraph-properties>
    </style:style>
    <style:style style:family="paragraph" style:name="P14" style:parent-style-name="Frame_20_contents">
      <style:paragraph-properties fo:text-align="start" style:justify-single-word="false">
        <style:tab-stops>
          <style:tab-stop style:position="1.852cm"/>
        </style:tab-stops>
      </style:paragraph-properties>
      <style:text-properties fo:font-size="10pt" style:font-name="Arial" style:font-size-asian="10pt" style:font-size-complex="10pt"/>
    </style:style>
    <style:style style:family="paragraph" style:name="P15" style:parent-style-name="Standard">
      <style:paragraph-properties fo:background-color="#e6e6e6" fo:text-align="center" style:justify-single-word="false">
        <style:tab-stops>
          <style:tab-stop style:position="5.9cm"/>
        </style:tab-stops>
        <style:background-image/>
      </style:paragraph-properties>
      <style:text-properties fo:font-size="14pt" fo:font-weight="bold" style:font-name="Arial" style:font-size-asian="14pt" style:font-size-complex="14pt" style:font-weight-asian="bold" style:font-weight-complex="bold"/>
    </style:style>
    <style:style style:family="paragraph" style:name="P16" style:parent-style-name="Table_20_Contents">
      <style:paragraph-properties fo:text-align="start" style:justify-single-word="false"/>
      <style:text-properties fo:font-size="10pt" style:font-name="Arial" style:font-size-asian="10pt" style:font-size-complex="10pt"/>
    </style:style>
    <style:style style:family="paragraph" style:name="P17" style:parent-style-name="Table_20_Contents">
      <style:paragraph-properties fo:text-align="end" style:justify-single-word="false"/>
      <style:text-properties fo:font-size="10pt" style:font-name="Arial" style:font-size-asian="10pt" style:font-size-complex="10pt"/>
    </style:style>
    <style:style style:family="paragraph" style:name="P18" style:parent-style-name="Table_20_Contents">
      <style:paragraph-properties fo:text-align="start" style:justify-single-word="false"/>
      <style:text-properties fo:font-size="10pt" fo:font-style="italic" style:font-name="Arial" style:font-size-asian="10pt" style:font-size-complex="10pt" style:font-style-asian="italic" style:font-style-complex="italic"/>
    </style:style>
    <style:style style:family="paragraph" style:name="P19" style:parent-style-name="Table_20_Contents">
      <style:paragraph-properties fo:text-align="end" style:justify-single-word="false"/>
      <style:text-properties fo:font-size="10pt" fo:font-style="italic" style:font-name="Arial" style:font-size-asian="10pt" style:font-size-complex="10pt" style:font-style-asian="italic" style:font-style-complex="italic"/>
    </style:style>
    <style:style style:family="paragraph" style:name="P20" style:parent-style-name="Table_20_Contents">
      <style:paragraph-properties fo:background-color="transparent" fo:margin-bottom="0cm" fo:margin-top="0.199cm" fo:text-align="start" style:justify-single-word="false">
        <style:background-image/>
      </style:paragraph-properties>
      <style:text-properties fo:font-size="10pt" style:font-name="Arial" style:font-size-asian="10pt" style:font-size-complex="10pt"/>
    </style:style>
    <style:style style:family="paragraph" style:name="P21" style:parent-style-name="Frame_20_contents">
      <style:paragraph-properties fo:margin-bottom="0cm" fo:margin-top="0.199cm" fo:text-align="start" style:justify-single-word="false">
        <style:tab-stops>
          <style:tab-stop style:position="1.852cm"/>
        </style:tab-stops>
      </style:paragraph-properties>
      <style:text-properties fo:font-size="10pt" style:font-name="Arial" style:font-size-asian="10pt" style:font-size-complex="10pt"/>
    </style:style>
    <style:style style:family="paragraph" style:name="P22" style:parent-style-name="Table_20_Contents">
      <style:paragraph-properties fo:margin-bottom="0cm" fo:margin-top="0.199cm" fo:text-align="start" style:justify-single-word="false"/>
      <style:text-properties fo:font-size="10pt" style:font-name="Arial" style:font-size-asian="10pt" style:font-size-complex="10pt"/>
    </style:style>
    <style:style style:family="paragraph" style:name="P23" style:parent-style-name="Table_20_Contents">
      <style:paragraph-properties fo:margin-bottom="0cm" fo:margin-top="0.199cm" fo:text-align="center" style:justify-single-word="false"/>
      <style:text-properties fo:font-size="10pt" style:font-name="Arial" style:font-size-asian="10pt" style:font-size-complex="10pt"/>
    </style:style>
    <style:style style:family="paragraph" style:name="P24" style:parent-style-name="Standard">
      <style:paragraph-properties fo:background-color="#ffffff" fo:margin-bottom="0cm" fo:margin-top="0.199cm" fo:text-align="start" style:justify-single-word="false">
        <style:background-image/>
      </style:paragraph-properties>
      <style:text-properties fo:font-size="10pt" style:font-name="Arial" style:font-size-asian="10pt" style:font-size-complex="10pt"/>
    </style:style>
    <style:style style:family="paragraph" style:name="P25" style:parent-style-name="Standard">
      <style:paragraph-properties fo:margin-bottom="0cm" fo:margin-top="0.199cm"/>
      <style:text-properties fo:country="CH" fo:font-size="10pt" fo:language="de" style:country-asian="IN" style:font-name="Arial1" style:font-name-asian="Arial1" style:font-name-complex="Arial1" style:font-size-asian="10pt" style:font-size-complex="10pt" style:language-asian="hi" style:letter-kerning="true" style:use-window-font-color="true"/>
    </style:style>
    <style:style style:family="paragraph" style:name="P26" style:parent-style-name="Standard">
      <style:paragraph-properties fo:background-color="#ffffff" fo:margin-bottom="0cm" fo:margin-top="0cm" fo:text-align="end" style:justify-single-word="false">
        <style:background-image/>
      </style:paragraph-properties>
      <style:text-properties fo:font-size="10pt" style:font-name="Arial" style:font-size-asian="10pt" style:font-size-complex="10pt"/>
    </style:style>
    <style:style style:family="paragraph" style:name="P27" style:parent-style-name="Standard">
      <style:paragraph-properties fo:background-color="#ffffff" fo:margin-bottom="0cm" fo:margin-left="0cm" fo:margin-right="-2cm" fo:margin-top="0.199cm" fo:text-align="start" fo:text-indent="0cm" style:auto-text-indent="false" style:justify-single-word="false">
        <style:tab-stops>
          <style:tab-stop style:position="5.9cm"/>
        </style:tab-stops>
        <style:background-image/>
      </style:paragraph-properties>
      <style:text-properties fo:font-size="10pt" style:font-name="Arial" style:font-size-asian="10pt" style:font-size-complex="10pt"/>
    </style:style>
    <style:style style:family="paragraph" style:name="P28" style:parent-style-name="Horizontal_20_Line">
      <style:text-properties fo:font-size="10pt" fo:font-weight="normal" style:font-name="Arial" style:font-size-asian="10pt" style:font-size-complex="10pt" style:font-weight-asian="normal" style:font-weight-complex="normal"/>
    </style:style>
    <style:style style:family="paragraph" style:name="P29" style:parent-style-name="Standard">
      <style:paragraph-properties fo:margin-bottom="0cm" fo:margin-top="0cm"/>
      <style:text-properties fo:country="CH" fo:font-size="10pt" fo:language="de" style:country-asian="IN" style:font-name="Arial1" style:font-name-asian="Arial1" style:font-name-complex="Arial1" style:font-size-asian="10pt" style:font-size-complex="10pt" style:language-asian="hi" style:letter-kerning="true" style:use-window-font-color="true"/>
    </style:style>
    <style:style style:family="paragraph" style:name="P30" style:parent-style-name="Caption">
      <style:paragraph-properties fo:margin-bottom="0cm" fo:margin-top="0cm"/>
      <style:text-properties fo:font-size="8pt" style:font-name="Arial" style:font-size-asian="8pt" style:font-size-complex="8pt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fo:font-weight="normal" style:font-weight-asian="normal" style:font-weight-complex="normal"/>
    </style:style>
    <style:style style:family="text" style:name="T3">
      <style:text-properties fo:font-style="italic" style:font-style-asian="italic" style:font-style-complex="italic"/>
    </style:style>
    <style:style style:family="text" style:name="T4">
      <style:text-properties fo:font-style="normal" style:font-style-asian="normal" style:font-style-complex="normal"/>
    </style:style>
    <style:style style:family="text" style:name="T5">
      <style:text-properties fo:font-size="10pt" fo:font-weight="normal" style:font-name="Arial" style:font-size-asian="10pt" style:font-size-complex="10pt" style:font-weight-asian="normal" style:font-weight-complex="normal"/>
    </style:style>
    <style:style style:family="text" style:name="T6">
      <style:text-properties fo:font-size="10pt" fo:font-weight="bold" style:font-name="Arial" style:font-size-asian="10pt" style:font-size-complex="10pt" style:font-weight-asian="bold" style:font-weight-complex="bold"/>
    </style:style>
    <style:style style:family="text" style:name="T7">
      <style:text-properties fo:font-size="10pt" style:font-name="Arial" style:font-size-asian="10pt" style:font-size-complex="10pt"/>
    </style:style>
    <style:style style:family="graphic" style:name="fr1" style:parent-style-name="Frame">
      <style:graphic-properties fo:border="none" fo:padding="0cm" style:horizontal-pos="from-left" style:horizontal-rel="paragraph" style:shadow="none" style:vertical-pos="from-top" style:vertical-rel="paragrap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Ärztliches Zeugnis / <text:span text:style-name="T3">Certificato medico</text:span></text:p>
      <text:p text:style-name="P7"><draw:frame draw:name="Rahmen1" draw:style-name="fr1" draw:z-index="0" svg:height="1.566cm" svg:width="9.631cm" svg:x="1.06cm" svg:y="0.4cm" text:anchor-type="paragraph"><draw:text-box><text:p text:style-name="P30"><text:span text:style-name="T4">zuhanden von</text:span> / all'attenzione di</text:p><text:p text:style-name="P25">[Adressat.Name]</text:p><text:p text:style-name="P29">[Adressat.Strasse], [Adressat.Plz] [Adressat.Ort]</text:p><text:p text:style-name="P21"/><text:p text:style-name="P14"/></draw:text-box></draw:frame></text:p>
      <text:p text:style-name="P5"/>
      <text:p text:style-name="P5"/>
      <text:p text:style-name="P5"/>
      <text:p text:style-name="P5"/>
      <text:p text:style-name="Horizontal_20_Line"/>
      <table:table table:name="Tabelle4" table:style-name="Tabelle4">
        <table:table-column table:style-name="Tabelle4.A"/>
        <table:table-column table:style-name="Tabelle4.B"/>
        <table:table-row>
          <table:table-cell office:value-type="string" table:style-name="Tabelle4.A1">
            <text:p text:style-name="P5"><text:span text:style-name="T2">[Patient:mw:Herr/Frau]</text:span><text:span text:style-name="T1"> </text:span></text:p>
            <text:p text:style-name="P11">[Patient:mw:Sig/Signa]</text:p>
          </table:table-cell>
          <table:table-cell office:value-type="string" table:style-name="Tabelle4.A1">
            <text:p text:style-name="P24"><text:span text:style-name="T1">[Patient.Name] [Patient.Vorname]</text:span>, [Patient.Geburtsdatum], [Patient.Plz] [Patient.Ort]</text:p>
          </table:table-cell>
        </table:table-row>
      </table:table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office:value-type="string" table:style-name="Tabelle3.A1">
            <text:p text:style-name="P5">steht wegen <text:span text:style-name="T1">Krankheit</text:span> in meiner Behandlung </text:p>
            <text:p text:style-name="P9">è in mia cura per <text:span text:style-name="T1">malattia</text:span></text:p>
          </table:table-cell>
          <table:table-cell office:value-type="string" table:style-name="Tabelle3.A1">
            <text:p text:style-name="P26">seit dem</text:p>
            <text:p text:style-name="P10">dal </text:p>
          </table:table-cell>
          <table:table-cell office:value-type="string" table:style-name="Tabelle3.A1">
            <text:p text:style-name="P22">[Konsultation.Datum]</text:p>
          </table:table-cell>
        </table:table-row>
      </table:table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office:value-type="string" table:style-name="Tabelle1.A1">
            <text:p text:style-name="P22"/>
          </table:table-cell>
          <table:table-cell office:value-type="string" table:style-name="Tabelle1.A1">
            <text:p text:style-name="P20">%</text:p>
          </table:table-cell>
          <table:table-cell office:value-type="string" table:style-name="Tabelle1.A1">
            <text:p text:style-name="P16">Arbeitsunfähigkeit voraussichtlich während</text:p>
            <text:p text:style-name="P18">di incapacità lavorativa prevedibile per</text:p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office:value-type="string" table:style-name="Tabelle2.A1">
            <text:p text:style-name="P23"/>
          </table:table-cell>
          <table:table-cell office:value-type="string" table:style-name="Tabelle2.A1">
            <text:p text:style-name="P16">Tagen</text:p>
            <text:p text:style-name="P18">giorni</text:p>
          </table:table-cell>
          <table:table-cell office:value-type="string" table:style-name="Tabelle2.A1">
            <text:p text:style-name="P23"/>
          </table:table-cell>
          <table:table-cell office:value-type="string" table:style-name="Tabelle2.A1">
            <text:p text:style-name="P16">Wochen</text:p>
            <text:p text:style-name="P18">settimane</text:p>
          </table:table-cell>
          <table:table-cell office:value-type="string" table:style-name="Tabelle2.A1">
            <text:p text:style-name="P17">ab dem</text:p>
            <text:p text:style-name="P19">a partire dal</text:p>
          </table:table-cell>
          <table:table-cell office:value-type="string" table:style-name="Tabelle2.A1">
            <text:p text:style-name="P22"/>
          </table:table-cell>
        </table:table-row>
      </table:table>
      <text:p text:style-name="Standard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office:value-type="string" table:style-name="Tabelle5.A1">
            <text:p text:style-name="P22"/>
          </table:table-cell>
          <table:table-cell office:value-type="string" table:style-name="Tabelle5.A1">
            <text:p text:style-name="P20">%</text:p>
          </table:table-cell>
          <table:table-cell office:value-type="string" table:style-name="Tabelle5.A1">
            <text:p text:style-name="P16">Arbeitsunfähigkeit bis auf weiteres</text:p>
            <text:p text:style-name="P18">di incapacità lavorativa fina a nouvo avviso</text:p>
          </table:table-cell>
        </table:table-row>
      </table:table>
      <text:p text:style-name="P28"/>
      <text:p text:style-name="P13"><text:span text:style-name="T5">[Patient:mw:Er/Sie] war</text:span><text:span text:style-name="T6"> </text:span><text:span text:style-name="T5">arbeitsunfähig zu [AUF.Prozent]%</text:span><text:span text:style-name="T6"> </text:span><text:span text:style-name="T7">vom [AUF.von] bis zum [AUF.bis] .</text:span></text:p>
      <text:p text:style-name="P9"><text:span text:style-name="T2">[Patient:mw:Lui/Lei] è stato incapace di lavorare al</text:span> [AUF.Prozent]% dal [AUF.von] al [AUF.bis] <text:s text:c="2"/></text:p>
      <text:p text:style-name="P5"/>
      <text:p text:style-name="P6"><text:span text:style-name="T2">[Datum.heute]</text:span><text:tab/>Freundliche Grüsse</text:p>
      <text:p text:style-name="P6"><text:tab/>Con i più distinti saluti</text:p>
      <text:p text:style-name="P27"><text:tab/>[Mandant.Titel] [Mandant.Vorname] [Mandant.Name] </text:p>
      <text:p text:style-name="P2"/>
      <text:p text:style-name="P6"/>
    </office:tex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Mangal1" svg:font-family="Mangal"/>
    <style:font-face style:name="StarSymbol" svg:font-family="StarSymbol"/>
    <style:font-face style:font-family-generic="swiss" style:name="Arial1" svg:font-family="Arial"/>
    <style:font-face style:font-family-generic="modern" style:font-pitch="fixed" style:name="Courier New" svg:font-family="'Courier New'"/>
    <style:font-face style:font-family-generic="roman" style:font-pitch="variable" style:name="Arial2" svg:font-family="Arial"/>
    <style:font-face style:font-family-generic="roman" style:font-pitch="variable" style:name="Tahoma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3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system" style:font-pitch="variable" style:name="Tahoma1" svg:font-family="Tahoma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CH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CH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5.399cm" style:type="center"/>
          <style:tab-stop style:position="10.7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6pt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First line indent" style:family="paragraph" style:name="First_20_line_20_indent" style:parent-style-name="Text_20_body">
      <style:paragraph-properties fo:margin="100%" fo:margin-bottom="0cm" fo:margin-left="0cm" fo:margin-right="0cm" fo:margin-top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="100%" fo:margin-bottom="0cm" fo:margin-left="1cm" fo:margin-right="0cm" fo:margin-top="0cm" fo:text-indent="-0.499cm" style:auto-text-indent="false">
        <style:tab-stops>
          <style:tab-stop style:position="0cm"/>
        </style:tab-stops>
      </style:paragraph-properties>
    </style:style>
    <style:style style:class="text" style:default-outline-level="1" style:display-name="Heading 1" style:family="paragraph" style:list-style-name="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list-style-name="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list-style-name="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list-style-name="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list-style-name="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list-style-name="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list-style-name="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list-style-name="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list-style-name="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list-style-name="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="100%" fo:margin-bottom="0cm" fo:margin-left="4.001cm" fo:margin-right="0cm" fo:margin-top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="100%" fo:margin-bottom="0cm" fo:margin-left="5.001cm" fo:margin-right="0cm" fo:margin-top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="100%" fo:margin-bottom="0cm" fo:margin-left="0.499cm" fo:margin-right="0cm" fo:margin-top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="100%" fo:margin-bottom="0cm" fo:margin-left="0cm" fo:margin-right="0cm" fo:margin-top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Bibliography 1" style:family="paragraph" style:name="Bibliography_20_1" style:parent-style-name="Index">
      <style:paragraph-properties fo:margin="100%" fo:margin-bottom="0cm" fo:margin-left="0cm" fo:margin-right="0cm" fo:margin-top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" style:family="paragraph" style:name="Contents_20_1" style:parent-style-name="Index">
      <style:paragraph-properties fo:margin="100%" fo:margin-bottom="0cm" fo:margin-left="0cm" fo:margin-right="0cm" fo:margin-top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="100%" fo:margin-bottom="0cm" fo:margin-left="4.493cm" fo:margin-right="0cm" fo:margin-top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="100%" fo:margin-bottom="0cm" fo:margin-left="0.499cm" fo:margin-right="0cm" fo:margin-top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="100%" fo:margin-bottom="0cm" fo:margin-left="0.998cm" fo:margin-right="0cm" fo:margin-top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="100%" fo:margin-bottom="0cm" fo:margin-left="1.498cm" fo:margin-right="0cm" fo:margin-top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="100%" fo:margin-bottom="0cm" fo:margin-left="1.997cm" fo:margin-right="0cm" fo:margin-top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="100%" fo:margin-bottom="0cm" fo:margin-left="2.496cm" fo:margin-right="0cm" fo:margin-top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="100%" fo:margin-bottom="0cm" fo:margin-left="2.995cm" fo:margin-right="0cm" fo:margin-top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="100%" fo:margin-bottom="0cm" fo:margin-left="3.494cm" fo:margin-right="0cm" fo:margin-top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="100%" fo:margin-bottom="0cm" fo:margin-left="3.993cm" fo:margin-right="0cm" fo:margin-top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="100%" fo:margin-bottom="0cm" fo:margin-left="0cm" fo:margin-right="0cm" fo:margin-top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="100%" fo:margin-bottom="0cm" fo:margin-left="0.499cm" fo:margin-right="0cm" fo:margin-top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="100%" fo:margin-bottom="0cm" fo:margin-left="0.499cm" fo:margin-right="0cm" fo:margin-top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="100%" fo:margin-bottom="0cm" fo:margin-left="0cm" fo:margin-right="0cm" fo:margin-top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="100%" fo:margin-bottom="0cm" fo:margin-left="0cm" fo:margin-right="0cm" fo:margin-top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="100%" fo:margin-bottom="0cm" fo:margin-left="0cm" fo:margin-right="0cm" fo:margin-top="0cm" fo:text-indent="0cm" style:auto-text-indent="false"/>
    </style:style>
    <style:style style:class="index" style:display-name="Index 2" style:family="paragraph" style:name="Index_20_2" style:parent-style-name="Index">
      <style:paragraph-properties fo:margin="100%" fo:margin-bottom="0cm" fo:margin-left="0.499cm" fo:margin-right="0cm" fo:margin-top="0cm" fo:text-indent="0cm" style:auto-text-indent="false"/>
    </style:style>
    <style:style style:class="index" style:display-name="Index 3" style:family="paragraph" style:name="Index_20_3" style:parent-style-name="Index">
      <style:paragraph-properties fo:margin="100%" fo:margin-bottom="0cm" fo:margin-left="0.998cm" fo:margin-right="0cm" fo:margin-top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="100%" fo:margin-bottom="0cm" fo:margin-left="0cm" fo:margin-right="0cm" fo:margin-top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="100%" fo:margin-bottom="0cm" fo:margin-left="0cm" fo:margin-right="0cm" fo:margin-top="0cm" fo:text-indent="0cm" style:auto-text-indent="false"/>
    </style:style>
    <style:style style:class="list" style:display-name="List 1 Cont." style:family="paragraph" style:name="List_20_1_20_Cont." style:parent-style-name="List">
      <style:paragraph-properties fo:margin="100%"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="100%" fo:margin-bottom="0.423cm" fo:margin-left="0.635cm" fo:margin-right="0cm" fo:margin-top="0cm" fo:text-indent="-0.635cm" style:auto-text-indent="false"/>
    </style:style>
    <style:style style:class="list" style:display-name="List 1" style:family="paragraph" style:name="List_20_1" style:parent-style-name="List">
      <style:paragraph-properties fo:margin="100%" fo:margin-bottom="0.212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="100%" fo:margin-bottom="0.212cm" fo:margin-left="0.635cm" fo:margin-right="0cm" fo:margin-top="0.423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="100%"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="100%" fo:margin-bottom="0.423cm" fo:margin-left="1.27cm" fo:margin-right="0cm" fo:margin-top="0cm" fo:text-indent="-0.635cm" style:auto-text-indent="false"/>
    </style:style>
    <style:style style:class="list" style:display-name="List 2" style:family="paragraph" style:name="List_20_2" style:parent-style-name="List">
      <style:paragraph-properties fo:margin="100%" fo:margin-bottom="0.212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="100%" fo:margin-bottom="0.212cm" fo:margin-left="1.27cm" fo:margin-right="0cm" fo:margin-top="0.423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="100%"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="100%" fo:margin-bottom="0.423cm" fo:margin-left="1.905cm" fo:margin-right="0cm" fo:margin-top="0cm" fo:text-indent="-0.635cm" style:auto-text-indent="false"/>
    </style:style>
    <style:style style:class="list" style:display-name="List 3" style:family="paragraph" style:name="List_20_3" style:parent-style-name="List">
      <style:paragraph-properties fo:margin="100%" fo:margin-bottom="0.212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="100%" fo:margin-bottom="0.212cm" fo:margin-left="1.905cm" fo:margin-right="0cm" fo:margin-top="0.423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="100%"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="100%" fo:margin-bottom="0.423cm" fo:margin-left="2.54cm" fo:margin-right="0cm" fo:margin-top="0cm" fo:text-indent="-0.635cm" style:auto-text-indent="false"/>
    </style:style>
    <style:style style:class="list" style:display-name="List 4" style:family="paragraph" style:name="List_20_4" style:parent-style-name="List">
      <style:paragraph-properties fo:margin="100%" fo:margin-bottom="0.212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="100%" fo:margin-bottom="0.212cm" fo:margin-left="2.54cm" fo:margin-right="0cm" fo:margin-top="0.423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="100%"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="100%" fo:margin-bottom="0.423cm" fo:margin-left="3.175cm" fo:margin-right="0cm" fo:margin-top="0cm" fo:text-indent="-0.635cm" style:auto-text-indent="false"/>
    </style:style>
    <style:style style:class="list" style:display-name="List 5" style:family="paragraph" style:name="List_20_5" style:parent-style-name="List">
      <style:paragraph-properties fo:margin="100%" fo:margin-bottom="0.212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="100%"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="100%" fo:margin-bottom="0cm" fo:margin-left="1cm" fo:margin-right="0cm" fo:margin-top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="100%" fo:margin-bottom="0cm" fo:margin-left="0cm" fo:margin-right="0cm" fo:margin-top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="100%" fo:margin-bottom="0.212cm" fo:margin-left="0.635cm" fo:margin-right="0cm" fo:margin-top="0cm" fo:text-indent="0cm" style:auto-text-indent="false"/>
    </style:style>
    <style:style style:class="list" style:display-name="Numbering 1 End" style:family="paragraph" style:name="Numbering_20_1_20_End" style:parent-style-name="List">
      <style:paragraph-properties fo:margin="100%" fo:margin-bottom="0.423cm" fo:margin-left="0.635cm" fo:margin-right="0cm" fo:margin-top="0cm" fo:text-indent="-0.635cm" style:auto-text-indent="false"/>
    </style:style>
    <style:style style:class="list" style:display-name="Numbering 1" style:family="paragraph" style:name="Numbering_20_1" style:parent-style-name="List">
      <style:paragraph-properties fo:margin="100%" fo:margin-bottom="0.212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="100%" fo:margin-bottom="0.212cm" fo:margin-left="0.635cm" fo:margin-right="0cm" fo:margin-top="0.423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="100%"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="100%" fo:margin-bottom="0.423cm" fo:margin-left="1.27cm" fo:margin-right="0cm" fo:margin-top="0cm" fo:text-indent="-0.635cm" style:auto-text-indent="false"/>
    </style:style>
    <style:style style:class="list" style:display-name="Numbering 2" style:family="paragraph" style:name="Numbering_20_2" style:parent-style-name="List">
      <style:paragraph-properties fo:margin="100%" fo:margin-bottom="0.212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="100%" fo:margin-bottom="0.212cm" fo:margin-left="1.27cm" fo:margin-right="0cm" fo:margin-top="0.423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="100%"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="100%" fo:margin-bottom="0.423cm" fo:margin-left="1.905cm" fo:margin-right="0cm" fo:margin-top="0cm" fo:text-indent="-0.635cm" style:auto-text-indent="false"/>
    </style:style>
    <style:style style:class="list" style:display-name="Numbering 3" style:family="paragraph" style:name="Numbering_20_3" style:parent-style-name="List">
      <style:paragraph-properties fo:margin="100%" fo:margin-bottom="0.212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="100%" fo:margin-bottom="0.212cm" fo:margin-left="1.905cm" fo:margin-right="0cm" fo:margin-top="0.423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="100%"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="100%" fo:margin-bottom="0.423cm" fo:margin-left="2.54cm" fo:margin-right="0cm" fo:margin-top="0cm" fo:text-indent="-0.635cm" style:auto-text-indent="false"/>
    </style:style>
    <style:style style:class="list" style:display-name="Numbering 4" style:family="paragraph" style:name="Numbering_20_4" style:parent-style-name="List">
      <style:paragraph-properties fo:margin="100%" fo:margin-bottom="0.212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="100%" fo:margin-bottom="0.212cm" fo:margin-left="2.54cm" fo:margin-right="0cm" fo:margin-top="0.423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="100%"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="100%" fo:margin-bottom="0.423cm" fo:margin-left="3.175cm" fo:margin-right="0cm" fo:margin-top="0cm" fo:text-indent="-0.635cm" style:auto-text-indent="false"/>
    </style:style>
    <style:style style:class="list" style:display-name="Numbering 5" style:family="paragraph" style:name="Numbering_20_5" style:parent-style-name="List">
      <style:paragraph-properties fo:margin="100%" fo:margin-bottom="0.212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="100%"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="100%" fo:margin-bottom="0cm" fo:margin-left="0cm" fo:margin-right="0cm" fo:margin-top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="100%" fo:margin-bottom="0cm" fo:margin-left="0cm" fo:margin-right="0cm" fo:margin-top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="100%"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index" style:display-name="Table index 1" style:family="paragraph" style:name="Table_20_index_20_1" style:parent-style-name="Index">
      <style:paragraph-properties fo:margin="100%" fo:margin-bottom="0cm" fo:margin-left="0cm" fo:margin-right="0cm" fo:margin-top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="100%" fo:margin-bottom="0cm" fo:margin-left="0cm" fo:margin-right="0cm" fo:margin-top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="100%" fo:margin-bottom="0cm" fo:margin-left="0cm" fo:margin-right="0cm" fo:margin-top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="100%" fo:margin-bottom="0cm" fo:margin-left="4.493cm" fo:margin-right="0cm" fo:margin-top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="100%" fo:margin-bottom="0cm" fo:margin-left="0.499cm" fo:margin-right="0cm" fo:margin-top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="100%" fo:margin-bottom="0cm" fo:margin-left="0.998cm" fo:margin-right="0cm" fo:margin-top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="100%" fo:margin-bottom="0cm" fo:margin-left="1.498cm" fo:margin-right="0cm" fo:margin-top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="100%" fo:margin-bottom="0cm" fo:margin-left="1.997cm" fo:margin-right="0cm" fo:margin-top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="100%" fo:margin-bottom="0cm" fo:margin-left="2.496cm" fo:margin-right="0cm" fo:margin-top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="100%" fo:margin-bottom="0cm" fo:margin-left="2.995cm" fo:margin-right="0cm" fo:margin-top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="100%" fo:margin-bottom="0cm" fo:margin-left="3.494cm" fo:margin-right="0cm" fo:margin-top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="100%" fo:margin-bottom="0cm" fo:margin-left="3.993cm" fo:margin-right="0cm" fo:margin-top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="100%" fo:margin-bottom="0cm" fo:margin-left="0cm" fo:margin-right="0cm" fo:margin-top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efault-outline-level="" style:display-name="Balloon Text" style:family="paragraph" style:name="Balloon_20_Text" style:parent-style-name="Standard">
      <style:text-properties fo:font-size="8pt" style:font-name="Tahoma" style:font-name-complex="Tahoma1" style:font-size-asian="8pt" style:font-size-complex="8pt"/>
    </style:style>
    <style:style style:default-outline-level="" style:display-name="envelope return" style:family="paragraph" style:name="envelope_20_return" style:parent-style-name="Standard">
      <style:text-properties fo:font-size="10pt" style:font-name="Arial2" style:font-name-complex="Arial3" style:font-size-asian="10pt" style:font-size-complex="10pt"/>
    </style:style>
    <style:style style:default-outline-level="" style:display-name="envelope address" style:family="paragraph" style:name="envelope_20_address" style:parent-style-name="Standard">
      <style:text-properties style:font-name="Arial2" style:font-name-complex="Arial3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display-name="RTF_Num 2 9" style:family="text" style:name="RTF_5f_Num_20_2_20_9"/>
    <style:style style:display-name="RTF_Num 2 8" style:family="text" style:name="RTF_5f_Num_20_2_20_8"/>
    <style:style style:display-name="RTF_Num 2 7" style:family="text" style:name="RTF_5f_Num_20_2_20_7"/>
    <style:style style:display-name="RTF_Num 2 6" style:family="text" style:name="RTF_5f_Num_20_2_20_6"/>
    <style:style style:display-name="RTF_Num 2 5" style:family="text" style:name="RTF_5f_Num_20_2_20_5"/>
    <style:style style:display-name="RTF_Num 2 4" style:family="text" style:name="RTF_5f_Num_20_2_20_4"/>
    <style:style style:display-name="RTF_Num 2 3" style:family="text" style:name="RTF_5f_Num_20_2_20_3"/>
    <style:style style:display-name="RTF_Num 2 2" style:family="text" style:name="RTF_5f_Num_20_2_20_2"/>
    <style:style style:display-name="RTF_Num 2 1" style:family="text" style:name="RTF_5f_Num_20_2_20_1"/>
    <style:style style:display-name="Sprechblasentext Zchn" style:family="text" style:name="Sprechblasentext_20_Zchn" style:parent-style-name="Default_20_Paragraph_20_Font">
      <style:text-properties fo:country="DE" fo:font-size="8pt" fo:language="de" style:country-asian="DE" style:font-name="Tahoma" style:font-name-complex="Tahoma1" style:font-size-asian="8pt" style:font-size-complex="8pt" style:language-asian="de"/>
    </style:style>
    <style:style style:display-name="Default Paragraph Font" style:family="text" style:name="Default_20_Paragraph_20_Font"/>
    <style:style style:family="graphic" style:name="Frame">
      <style:graphic-properties fo:border="0.06pt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RTF_Num 2" style:name="RTF_5f_Num_20_2">
      <text:list-level-style-number style:num-format="" text:level="1" text:style-name="RTF_5f_Num_20_2_20_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style:num-format="" text:level="2" text:style-name="RTF_5f_Num_20_2_20_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style:num-format="" text:level="3" text:style-name="RTF_5f_Num_20_2_20_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style:num-format="" text:level="4" text:style-name="RTF_5f_Num_20_2_20_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style:num-format="" text:level="5" text:style-name="RTF_5f_Num_20_2_20_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style:num-format="" text:level="6" text:style-name="RTF_5f_Num_20_2_20_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style:num-format="" text:level="7" text:style-name="RTF_5f_Num_20_2_20_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style:num-format="" text:level="8" text:style-name="RTF_5f_Num_20_2_20_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style:num-format="" text:level="9" text:style-name="RTF_5f_Num_20_2_20_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style style:family="paragraph" style:name="MP1" style:parent-style-name="Standard">
      <style:paragraph-properties fo:background-color="#ffffff" fo:text-align="center" style:justify-single-word="false">
        <style:tab-stops>
          <style:tab-stop style:position="6.562cm"/>
        </style:tab-stops>
        <style:background-image/>
      </style:paragraph-properties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MP2" style:parent-style-name="Standard">
      <style:paragraph-properties fo:background-color="#ffffff" fo:text-align="center" style:justify-single-word="false">
        <style:tab-stops>
          <style:tab-stop style:position="6.562cm"/>
        </style:tab-stops>
        <style:background-image/>
      </style:paragraph-properties>
      <style:text-properties fo:font-size="10pt" style:font-name="Arial" style:font-size-asian="10pt" style:font-size-complex="10pt"/>
    </style:style>
    <style:style style:family="paragraph" style:name="MP3" style:parent-style-name="Standard">
      <style:paragraph-properties fo:background-color="#ffffff" fo:text-align="center" style:justify-single-word="false">
        <style:tab-stops>
          <style:tab-stop style:position="7.25cm"/>
        </style:tab-stops>
        <style:background-image/>
      </style:paragraph-properties>
      <style:text-properties fo:font-size="10pt" style:font-name="Arial" style:font-size-asian="10pt" style:font-size-complex="10pt"/>
    </style:style>
    <style:style style:family="paragraph" style:name="MP4" style:parent-style-name="Standard">
      <style:paragraph-properties fo:background-color="#ffffff" fo:text-align="center" style:justify-single-word="false">
        <style:tab-stops>
          <style:tab-stop style:position="7.276cm"/>
        </style:tab-stops>
        <style:background-image/>
      </style:paragraph-properties>
      <style:text-properties fo:font-size="10pt" fo:font-weight="normal" style:font-name="Arial" style:font-size-asian="10pt" style:font-size-complex="10pt" style:font-weight-asian="normal" style:font-weight-complex="normal"/>
    </style:style>
    <style:style style:family="paragraph" style:name="MP5" style:parent-style-name="Standard">
      <style:paragraph-properties fo:background-color="#ffffff" fo:text-align="center" style:justify-single-word="false">
        <style:tab-stops>
          <style:tab-stop style:position="7.276cm"/>
        </style:tab-stops>
        <style:background-image/>
      </style:paragraph-properties>
      <style:text-properties fo:font-size="9pt" fo:font-weight="normal" style:font-name="Arial" style:font-size-asian="9pt" style:font-size-complex="9pt" style:font-weight-asian="normal" style:font-weight-complex="normal"/>
    </style:style>
    <style:page-layout style:name="Mpm1">
      <style:page-layout-properties fo:margin-bottom="1.023cm" fo:margin-left="2cm" fo:margin-right="2cm" fo:margin-top="0.926cm" fo:page-height="20.999cm" fo:page-width="14.799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svg:height="2.672cm"/>
      </style:header-style>
      <style:footer-style/>
    </style:page-layout>
  </office:automatic-styles>
  <office:master-styles>
    <style:master-page style:name="Standard" style:page-layout-name="Mpm1">
      <style:header>
        <text:p text:style-name="MP1">[Mandant.Titel] [Mandant.Vorname] [Mandant.Name]</text:p>
        <text:p text:style-name="MP2">[Mandant:mw:Facharzt/Fachärztin] für allgemeine Medizin FMH<text:tab/></text:p>
        <text:p text:style-name="MP3">[Mandant.Strasse], [Mandant.Plz] [Mandant.Ort]</text:p>
        <text:p text:style-name="MP4">Tel. [Mandant.Telefon1]</text:p>
        <text:p text:style-name="MP5">KSK-Nr. [Mandant.KSK] EAN [Mandant.EAN]</text:p>
        <text:p text:style-name="Horizontal_20_Line"/>
        <text:p text:style-name="MP1"/>
      </style:header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LibreOffice/3.5$Windows_x86 LibreOffice_project/7122e39-92ed229-498d286-15e43b4-d70da21</meta:generator>
    <meta:creation-date>2006-03-29T11:28:27</meta:creation-date>
    <dc:date>2012-09-10T14:54:17.11</dc:date>
    <dc:language>de-CH</dc:language>
    <meta:editing-cycles>42</meta:editing-cycles>
    <meta:editing-duration>PT36M56S</meta:editing-duration>
    <meta:document-statistic meta:character-count="1085" meta:image-count="0" meta:non-whitespace-character-count="991" meta:object-count="0" meta:page-count="1" meta:paragraph-count="34" meta:table-count="5" meta:word-count="118"/>
    <meta:user-defined meta:name="Info 1"/>
    <meta:user-defined meta:name="Info 2"/>
    <meta:user-defined meta:name="Info 3"/>
    <meta:user-defined meta:name="Info 4"/>
  </office:meta>
</office:document-meta>
</file>